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ndřeji,</text:p>
      <text:p text:style-name="Normal">naše sdílená síla Lvího kruhu nese v sobě nejen odvahu a sílu, ale i vášnivé srdce schopné milovat bez hranic. Toto valentýnské přání ti posílá někdo, kdo tebe a tvou duchovní cestu hluboce ctí a obdivuje tvůj nezlomný duch a léčivou přítomnost, kterou rozdáváš světu díky tvému andělu strážnému Rafaelovi.</text:p>
      <text:p text:style-name="Normal">V tento den lásky ti přeji, aby každý krok tvé cesty byl osvětlen teplým světlem Rafaelovy ochrany a abys vždy nacházel útěchu a sílu ve své schopnosti léčit sebe i druhé. Ať je naše spojení pod znamením Lva zdrojem nekonečné inspirace a společně vykročme směrem k dosažení našich největších sn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